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2ec858" officeooo:paragraph-rsid="00023059"/>
    </style:style>
    <style:style style:name="P2" style:family="paragraph" style:parent-style-name="Text_20_body">
      <style:text-properties officeooo:paragraph-rsid="00023059"/>
    </style:style>
    <style:style style:name="P3" style:family="paragraph" style:parent-style-name="Text_20_body">
      <style:text-properties officeooo:paragraph-rsid="0002a495"/>
    </style:style>
    <style:style style:name="P4" style:family="paragraph" style:parent-style-name="Text_20_body">
      <style:text-properties officeooo:rsid="0002a495" officeooo:paragraph-rsid="0002a495"/>
    </style:style>
    <style:style style:name="P5" style:family="paragraph" style:parent-style-name="Text_20_body">
      <style:text-properties officeooo:rsid="00040693" officeooo:paragraph-rsid="00040693"/>
    </style:style>
    <style:style style:name="P6" style:family="paragraph" style:parent-style-name="Standard">
      <style:paragraph-properties fo:text-align="start" style:justify-single-word="false"/>
      <style:text-properties fo:font-weight="normal" officeooo:rsid="002d1fed" officeooo:paragraph-rsid="00023059" style:font-weight-asian="normal" style:font-weight-complex="normal"/>
    </style:style>
    <style:style style:name="P7" style:family="paragraph" style:parent-style-name="Standard">
      <style:text-properties officeooo:rsid="00260ea7" officeooo:paragraph-rsid="00023059"/>
    </style:style>
    <style:style style:name="P8" style:family="paragraph" style:parent-style-name="Standard">
      <style:paragraph-properties fo:text-align="center" style:justify-single-word="false"/>
      <style:text-properties fo:font-weight="bold" officeooo:rsid="002d1fed" officeooo:paragraph-rsid="00023059" style:font-weight-asian="bold" style:font-weight-complex="bold"/>
    </style:style>
    <style:style style:name="P9" style:family="paragraph" style:parent-style-name="Preformatted_20_Text">
      <style:text-properties officeooo:paragraph-rsid="00023059"/>
    </style:style>
    <style:style style:name="P10" style:family="paragraph" style:parent-style-name="Preformatted_20_Text">
      <style:text-properties fo:font-weight="bold" officeooo:paragraph-rsid="00023059" style:font-weight-asian="bold" style:font-weight-complex="bold"/>
    </style:style>
    <style:style style:name="P11" style:family="paragraph" style:parent-style-name="Preformatted_20_Text">
      <style:text-properties fo:font-weight="bold" officeooo:paragraph-rsid="0002a495" style:font-weight-asian="bold" style:font-weight-complex="bold"/>
    </style:style>
    <style:style style:name="P12" style:family="paragraph" style:parent-style-name="Preformatted_20_Text">
      <style:paragraph-properties fo:margin-top="0cm" fo:margin-bottom="0.499cm" loext:contextual-spacing="false"/>
      <style:text-properties officeooo:paragraph-rsid="00023059"/>
    </style:style>
    <style:style style:name="P13" style:family="paragraph" style:parent-style-name="Preformatted_20_Text">
      <style:paragraph-properties fo:margin-top="0cm" fo:margin-bottom="0.499cm" loext:contextual-spacing="false"/>
      <style:text-properties fo:font-weight="bold" officeooo:paragraph-rsid="00023059" style:font-weight-asian="bold" style:font-weight-complex="bold"/>
    </style:style>
    <style:style style:name="T1" style:family="text">
      <style:text-properties officeooo:rsid="002ec858"/>
    </style:style>
    <style:style style:name="T2" style:family="text">
      <style:text-properties officeooo:rsid="0002a495"/>
    </style:style>
    <style:style style:name="T3" style:family="text">
      <style:text-properties style:text-position="super 58%"/>
    </style:style>
    <style:style style:name="T4" style:family="text">
      <style:text-properties style:text-position="super 58%" fo:font-weight="normal" style:font-weight-asian="normal" style:font-weight-complex="normal"/>
    </style:style>
    <style:style style:name="T5" style:family="text">
      <style:text-properties style:text-position="0% 100%"/>
    </style:style>
    <style:style style:name="T6" style:family="text">
      <style:text-properties officeooo:rsid="00040693"/>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8">Adding a fragment to the database</text:p>
      <text:p text:style-name="P2"/>
      <text:p text:style-name="P2">The fragment database is separated into <text:span text:style-name="T2">four</text:span> parts (protein, <text:span text:style-name="T2">protein_modified, </text:span>non-protein and other). <text:span text:style-name="T1">It is simple to add a residue to the database, though there are two rules which must be followed:</text:span></text:p>
      <text:p text:style-name="P1">1) The name of the atomistic fragment library must be consistent throughout the fragment files. e.g. Phenylalanine folder would be PHE and it would contain PHE.pdb and PHE.top</text:p>
      <text:p text:style-name="P1">2) For modified protein residues and non protein residues the atom numbers must match the supplied itp file. This is because the ordered of the fragment atoms is done by the atom number. <text:span text:style-name="T2">The <text:s/>atom numbers in all cases must be sequential from 1 to n without any gaps.</text:span></text:p>
      <text:p text:style-name="P1"><text:s/></text:p>
      <text:p text:style-name="P2">The normal amino acids fragments do not contain any adjustable hydrogens (e.g. aspartate), these are incorporated by pdb2gmx.</text:p>
      <text:p text:style-name="P2">Whilst the modified protein and non protein fragments retain all their hydrogens. </text:p>
      <text:p text:style-name="P2">This is due to problematic adding of every residue to the gromacs hydrogen database.</text:p>
      <text:p text:style-name="P3">Each fragment <text:span text:style-name="T1">within the fragment </text:span>file <text:span text:style-name="T1">is specified by the bead in square brackets</text:span></text:p>
      <text:p text:style-name="P2"/>
      <text:p text:style-name="P4">Here, we create a fragment library for Phenylalanine. </text:p>
      <text:p text:style-name="P4"/>
      <text:p text:style-name="P4">1<text:span text:style-name="T3">st</text:span> we use just the heavy atoms of the amino acid </text:p>
      <text:p text:style-name="P4">2<text:span text:style-name="T3">nd</text:span> we place the atoms into the groups of the fragment</text:p>
      <text:p text:style-name="P3"/>
      <text:p text:style-name="P3"><text:span text:style-name="T2">You should end up with a file looking similar to below.</text:span></text:p>
      <text:p text:style-name="P10">[ BB ]</text:p>
      <text:p text:style-name="P10">ATOM <text:s text:c="5"/>1 <text:s/>N <text:s text:c="2"/>PHE <text:s text:c="4"/>1 <text:s text:c="5"/>42.030 <text:s/>16.760 <text:s/>10.920 <text:s/><text:span text:style-name="T2">0</text:span>.00 <text:s/>0.00 <text:s text:c="10"/>N</text:p>
      <text:p text:style-name="P10">ATOM <text:s text:c="5"/>2 <text:s/>CA <text:s/>PHE <text:s text:c="4"/>1 <text:s text:c="5"/>42.770 <text:s/>17.920 <text:s/>11.410 <text:s/><text:span text:style-name="T2">0</text:span>.00 <text:s/><text:span text:style-name="T2">0</text:span>.00 <text:s text:c="10"/>C</text:p>
      <text:p text:style-name="P10">ATOM <text:s text:c="4"/>10 <text:s/>C <text:s text:c="2"/>PHE <text:s text:c="4"/>1 <text:s text:c="5"/>44.240 <text:s/>17.600 <text:s/>11.550 <text:s/><text:span text:style-name="T2">0</text:span>.00 <text:s/>0.00 <text:s text:c="10"/>C</text:p>
      <text:p text:style-name="P10">ATOM <text:s text:c="4"/>11 <text:s/>O <text:s text:c="2"/>PHE <text:s text:c="4"/>1 <text:s text:c="5"/>44.640 <text:s/>16.530 <text:s/>12.080 <text:s/><text:span text:style-name="T2">0</text:span>.00 <text:s/>0.00 <text:s text:c="10"/>O</text:p>
      <text:p text:style-name="P10">[ SC1 ]</text:p>
      <text:p text:style-name="P10">ATOM <text:s text:c="5"/>3 <text:s/>CB <text:s/>PHE <text:s text:c="4"/>1 <text:s text:c="5"/>42.220 <text:s/>18.360 <text:s/>12.800 <text:s/><text:span text:style-name="T2">0</text:span>.00 <text:s/><text:span text:style-name="T2">0</text:span>.00 <text:s text:c="10"/>C</text:p>
      <text:p text:style-name="P10">ATOM <text:s text:c="5"/>4 <text:s/>CG <text:s/>PHE <text:s text:c="4"/>1 <text:s text:c="5"/>40.730 <text:s/>18.730 <text:s/>12.860 <text:s/><text:span text:style-name="T2">0</text:span>.00 <text:s/><text:span text:style-name="T2">0</text:span>.00 <text:s text:c="10"/>C</text:p>
      <text:p text:style-name="P10">ATOM <text:s text:c="5"/>5 <text:s/>CD1 PHE <text:s text:c="4"/>1 <text:s text:c="5"/>39.780 <text:s/>17.730 <text:s/>13.110 <text:s/><text:span text:style-name="T2">0</text:span>.00 <text:s/><text:span text:style-name="T2">0</text:span>.00 <text:s text:c="10"/>C</text:p>
      <text:p text:style-name="P10">[ SC2 ]</text:p>
      <text:p text:style-name="P10">ATOM <text:s text:c="5"/>8 <text:s/>CD2 PHE <text:s text:c="4"/>1 <text:s text:c="5"/>40.300 <text:s/>20.030 <text:s/>12.600 <text:s/><text:span text:style-name="T2">0</text:span>.00 <text:s/><text:span text:style-name="T2">0</text:span>.00 <text:s text:c="10"/>C</text:p>
      <text:p text:style-name="P10">ATOM <text:s text:c="5"/>9 <text:s/>CE2 PHE <text:s text:c="4"/>1 <text:s text:c="5"/>38.940 <text:s/>20.340 <text:s/>12.590 <text:s/><text:span text:style-name="T2">0</text:span>.00 <text:s/><text:span text:style-name="T2">0</text:span>.00 <text:s text:c="10"/>C</text:p>
      <text:p text:style-name="P10">[ SC3 ]</text:p>
      <text:p text:style-name="P11">ATOM <text:s text:c="5"/>6 <text:s/>CE1 PHE <text:s text:c="4"/>1 <text:s text:c="5"/>38.420 <text:s/>18.030 <text:s/>13.090 <text:s/><text:span text:style-name="T2">0</text:span>.00 <text:s/><text:span text:style-name="T2">0</text:span>.00 <text:s text:c="10"/>C</text:p>
      <text:p text:style-name="P13">ATOM <text:s text:c="5"/>7 <text:s/>CZ <text:s/>PHE <text:s text:c="4"/>1 <text:s text:c="5"/>38.000 <text:s/>19.330 <text:s/>12.830 <text:s/><text:span text:style-name="T2">0</text:span>.00 <text:s/><text:span text:style-name="T2">0</text:span>.00 <text:s text:c="10"/>C</text:p>
      <text:p text:style-name="P2"/>
      <text:p text:style-name="P2"/>
      <text:p text:style-name="P2"><text:soft-page-break/>The optional topology file contains the information about grouping and connectivity <text:span text:style-name="T6">of the residue</text:span></text:p>
      <text:p text:style-name="P5">The <text:span text:style-name="T7">CONNECT </text:span><text:span text:style-name="T8">section contains information on how each residue connects with other residues.</text:span></text:p>
      <text:p text:style-name="P5"><text:span text:style-name="T8">It contains 4 columns, the 1</text:span><text:span text:style-name="T4">st</text:span><text:span text:style-name="T8"> two columns contain information on the residue of interest.</text:span></text:p>
      <text:p text:style-name="P5"><text:span text:style-name="T8">Still using Phenylalanine as a example the N atom in the BB bead connects to the the BB bead in the other residue </text:span></text:p>
      <text:p text:style-name="P5"><text:span text:style-name="T8"/></text:p>
      <text:p text:style-name="P5"><text:span text:style-name="T8"/></text:p>
      <text:p text:style-name="P9">[ CONNECT ]</text:p>
      <text:p text:style-name="P9"># bead_1 atom_1 bead_2 direction</text:p>
      <text:p text:style-name="P9"><text:s text:c="3"/>BB <text:s text:c="5"/>N <text:s text:c="5"/>BB <text:s text:c="6"/>-1</text:p>
      <text:p text:style-name="P9"><text:s text:c="3"/>BB <text:s text:c="5"/>C <text:s text:c="5"/>BB <text:s text:c="7"/>1</text:p>
      <text:p text:style-name="P9"/>
      <text:p text:style-name="P9">[ GROUPS ]</text:p>
      <text:p text:style-name="P9">SC1 SC2 SC3</text:p>
      <text:p text:style-name="P9"/>
      <text:p text:style-name="P9">[ CHIRAL ]</text:p>
      <text:p text:style-name="P9"># column must be in the order:</text:p>
      <text:p text:style-name="P9"># central atom, atom to move, atom_1, atom_2, atom_3</text:p>
      <text:p text:style-name="P9"># eg: CA HA CB N C</text:p>
      <text:p text:style-name="P9">CA HA CB N C</text:p>
      <text:p text:style-name="P12"/>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9T10:18:13.646310470</meta:creation-date>
    <dc:date>2020-09-11T16:41:27.845488008</dc:date>
    <meta:editing-duration>P2DT6H2M33S</meta:editing-duration>
    <meta:editing-cycles>2</meta:editing-cycles>
    <meta:generator>LibreOffice/6.0.7.3$Linux_X86_64 LibreOffice_project/00m0$Build-3</meta:generator>
    <meta:document-statistic meta:table-count="0" meta:image-count="0" meta:object-count="0" meta:page-count="2" meta:paragraph-count="43" meta:word-count="465" meta:character-count="2782" meta:non-whitespace-character-count="1987"/>
  </office:meta>
</office:document-meta>
</file>